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e1dec" officeooo:paragraph-rsid="001e1dec" style:font-size-asian="15pt" style:font-size-complex="15pt"/>
    </style:style>
    <style:style style:name="P2" style:family="paragraph" style:parent-style-name="Standard">
      <style:text-properties fo:font-size="15pt" officeooo:rsid="001e1aed" officeooo:paragraph-rsid="001e1aed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nchronized (Chepiao.class)</text:p>
      <text:p text:style-name="P2">//静态方法的synchronized是当前方法类的类对象</text:p>
      <text:p text:style-name="P2"><text:s text:c="5"/>public <text:s/>synchronized static void <text:s/>suofan(){</text:p>
      <text:p text:style-name="P2"><text:tab/><text:tab/><text:tab/><text:tab/></text:p>
      <text:p text:style-name="P2"><text:tab/> <text:s text:c="3"/><text:tab/> <text:s text:c="2"/>if(piao&gt;0){</text:p>
      <text:p text:style-name="P2"><text:tab/> <text:s text:c="3"/><text:tab/><text:tab/> <text:s text:c="2"/>try {</text:p>
      <text:p text:style-name="P2"><text:tab/><text:tab/><text:tab/><text:tab/><text:tab/>Thread.sleep(100);</text:p>
      <text:p text:style-name="P2"><text:tab/><text:tab/><text:tab/><text:tab/>} catch (InterruptedException e) {</text:p>
      <text:p text:style-name="P2"><text:tab/><text:tab/><text:tab/><text:tab/><text:tab/>e.printStackTrace();</text:p>
      <text:p text:style-name="P2"><text:tab/><text:tab/><text:tab/><text:tab/>}</text:p>
      <text:p text:style-name="P2"><text:tab/> <text:s text:c="3"/><text:tab/><text:tab/> <text:s text:c="2"/>System.out.println(Thread.currentThread().getName()+"正在买票"+piao--+"张票");</text:p>
      <text:p text:style-name="P2"><text:tab/> <text:s text:c="3"/><text:tab/> <text:s text:c="2"/>}else{</text:p>
      <text:p text:style-name="P2"><text:tab/> <text:s text:c="3"/><text:tab/><text:tab/> <text:s text:c="2"/>System.out.println("票已经卖完");</text:p>
      <text:p text:style-name="P2"><text:tab/> <text:s text:c="3"/><text:tab/> <text:s text:c="2"/>}</text:p>
      <text:p text:style-name="P2"><text:s text:c="5"/>}</text:p>
      <text:p text:style-name="P2">}</text:p>
      <text:p text:style-name="P2"/>
      <text:p text:style-name="P2"/>
      <text:p text:style-name="P1"><text:s/>synchronized (this)</text:p>
      <text:p text:style-name="P1">//非静态方法的synchronized是当前对象</text:p>
      <text:p text:style-name="P1"><text:s text:c="5"/>public <text:s/>synchronized <text:s/>void <text:s/>suofan(){</text:p>
      <text:p text:style-name="P1"><text:tab/><text:tab/><text:tab/><text:tab/></text:p>
      <text:p text:style-name="P1"><text:tab/> <text:s text:c="3"/><text:tab/> <text:s text:c="2"/>if(piao&gt;0){</text:p>
      <text:p text:style-name="P1"><text:tab/> <text:s text:c="3"/><text:tab/><text:tab/> <text:s text:c="2"/>try {</text:p>
      <text:p text:style-name="P1"><text:tab/><text:tab/><text:tab/><text:tab/><text:tab/>Thread.sleep(100);</text:p>
      <text:p text:style-name="P1"><text:tab/><text:tab/><text:tab/><text:tab/>} catch (InterruptedException e) {</text:p>
      <text:p text:style-name="P1"><text:tab/><text:tab/><text:tab/><text:tab/><text:tab/>e.printStackTrace();</text:p>
      <text:p text:style-name="P1"><text:tab/><text:tab/><text:tab/><text:tab/>}</text:p>
      <text:p text:style-name="P1"><text:tab/> <text:s text:c="3"/><text:tab/><text:tab/> <text:s text:c="2"/>System.out.println(Thread.currentThread().getName()+"正在买票"+piao--+"张票");</text:p>
      <text:p text:style-name="P1"><text:tab/> <text:s text:c="3"/><text:tab/> <text:s text:c="2"/>}else{</text:p>
      <text:p text:style-name="P1"><text:tab/> <text:s text:c="3"/><text:tab/><text:tab/> <text:s text:c="2"/>System.out.println("票已经卖完");</text:p>
      <text:p text:style-name="P1"><text:tab/> <text:s text:c="3"/><text:tab/> <text:s text:c="2"/>}</text:p>
      <text:p text:style-name="P1"><text:s text:c="5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6S</meta:editing-duration>
    <meta:editing-cycles>3</meta:editing-cycles>
    <meta:generator>LibreOffice/5.3.0.3$Windows_X86_64 LibreOffice_project/7074905676c47b82bbcfbea1aeefc84afe1c50e1</meta:generator>
    <dc:date>2018-01-04T22:19:46.597000000</dc:date>
    <meta:document-statistic meta:table-count="0" meta:image-count="0" meta:object-count="0" meta:page-count="1" meta:paragraph-count="31" meta:word-count="106" meta:character-count="755" meta:non-whitespace-character-count="552"/>
    <meta:user-defined meta:name="Info 1"/>
    <meta:user-defined meta:name="Info 2"/>
    <meta:user-defined meta:name="Info 3"/>
    <meta:user-defined meta:name="Info 4"/>
  </office:meta>
</office:document-meta>
</file>